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fo:min-height="2.501cm"/>
      <style:paragraph-properties style:writing-mode="lr-tb"/>
    </style:style>
    <style:style style:name="pr8" style:family="presentation" style:parent-style-name="Default-outline1">
      <style:graphic-properties fo:min-height="15.001cm"/>
      <style:paragraph-properties style:writing-mode="lr-tb"/>
    </style:style>
    <style:style style:name="pr9" style:family="presentation" style:parent-style-name="Default-outline1">
      <style:graphic-properties/>
      <style:paragraph-properties style:writing-mode="lr-tb"/>
    </style:style>
    <style:style style:name="pr10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1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2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3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12pt"/>
    </style:style>
    <style:style style:name="P7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10" style:family="paragraph">
      <style:paragraph-properties style:writing-mode="lr-tb"/>
      <style:text-properties fo:font-size="32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start">
        <style:tab-stops/>
      </style:paragraph-properties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background-color="transparent"/>
    </style:style>
    <style:style style:name="T7" style:family="text">
      <style:text-properties fo:font-size="15pt" style:font-size-asian="15pt" style:font-weight-asian="normal" style:font-size-complex="15pt"/>
    </style:style>
    <style:style style:name="T8" style:family="text">
      <style:text-properties fo:font-size="32pt" fo:font-weight="bold" style:font-weight-asian="bold" style:font-weight-complex="bold"/>
    </style:style>
    <style:style style:name="T9" style:family="text">
      <style:text-properties fo:font-size="32pt" fo:font-weight="normal" style:font-weight-asian="normal" style:font-weight-complex="normal"/>
    </style:style>
    <style:style style:name="T1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Course Homework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COSS A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Homework Schedul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ee <text:span text:style-name="T5">Homework </text:span>tab in <text:span text:style-name="T5">Course Organization </text:span>doc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Week Terminology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This week = current course week (starts with lecture)</text:p>
              </text:list-item>
              <text:list-item>
                <text:p>Last week = the course week before this week</text:p>
              </text:list-item>
              <text:list-item>
                <text:p>Next week = the course week after this week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Homework Submission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Submit homework as PDF to course management system</text:p>
                <text:list>
                  <text:list-item>
                    <text:p>Name files team-xx-cw-yy.pdf</text:p>
                    <text:list>
                      <text:list-item>
                        <text:p>Where x is your team number</text:p>
                      </text:list-item>
                      <text:list-item>
                        <text:p>And y is the course week number</text:p>
                      </text:list-item>
                      <text:list-item>
                        <text:p>Fill up xx and yy with leading zeros if necessar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ssion closes right before class (submit by then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ject Pitch (Type of Homework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Every team can submit exactly one pitch</text:p>
                <text:list>
                  <text:list-item>
                    <text:p>The pitch must fit into one of three categories</text:p>
                    <text:list>
                      <text:list-item>
                        <text:p>New (to be created) open source project</text:p>
                      </text:list-item>
                      <text:list-item>
                        <text:p>Existing successful community open source project</text:p>
                      </text:list-item>
                      <text:list-item>
                        <text:p>Software of existing commercial vend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e pitch must explain why</text:p>
                    <text:list>
                      <text:list-item>
                        <text:p>This project / software is a good fit for the course</text:p>
                        <text:list>
                          <text:list-item>
                            <text:p>Is it fun?</text:p>
                          </text:list-item>
                          <text:list-item>
                            <text:p>Does it make sense? </text:p>
                          </text:list-item>
                          <text:list-item>
                            <text:p>Will everyone find enough material?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In three slides or less; be prepared to present it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Homework Bundle (Type of Homework)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7">Provide your business model so far</text:p>
                <text:list>
                  <text:list-item>
                    <text:p>Answer questions according to homework bundle # slides</text:p>
                    <text:list>
                      <text:list-item>
                        <text:p>Do not add slides; stick to three slides per student per session</text:p>
                      </text:list-item>
                      <text:list-item>
                        <text:p>More slides are acceptable in (ungraded) backup sec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e prepared to present in exercise session</text:p>
                <text:list>
                  <text:list-item>
                    <text:p>1min. for each question / slide (3min. in total)</text:p>
                  </text:list-item>
                  <text:list-item>
                    <text:p>1min. for an additional question we will as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Final Report (Type of Homework)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3">
              <text:list-item>
                <text:p>Provide business plan based on business model canvas</text:p>
                <text:list>
                  <text:list-item>
                    <text:p>Use final report template; don’t go beyond ten p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9" draw:layer="layout" svg:width="20cm" svg:height="4cm" svg:x="0cm" svg:y="11.75cm">
          <draw:text-box>
            <text:p text:style-name="P8"><text:span text:style-name="T7">DR</text:span></text:p>
          </draw:text-box>
        </draw:frame>
        <draw:frame presentation:style-name="pr11" draw:text-style-name="P10" draw:layer="layout" svg:width="27cm" svg:height="7cm" svg:x="0.5cm" svg:y="8cm" presentation:class="subtitle">
          <draw:text-box>
            <text:p text:style-name="P2"><text:span text:style-name="T8"><text:a xlink:href="mailto:dirk.riehle@fau.de" xlink:type="simple">dirk.riehle@fau.de</text:a></text:span><text:span text:style-name="T8"><text:s/>– </text:span><text:span text:style-name="T8"><text:a xlink:href="https://oss.cs.fau.de/" xlink:type="simple">https://oss.cs.fau.de</text:a></text:span></text:p>
            <text:p text:style-name="P2"><text:span text:style-name="T9"><text:a xlink:href="mailto:dirk@riehle.org" xlink:type="simple">dirk@riehle.org</text:a></text:span><text:span text:style-name="T9"><text:s/>– </text:span><text:span text:style-name="T9"><text:a xlink:href="https://dirkriehle.com/" xlink:type="simple">https://dirkriehle.com</text:a></text:span><text:span text:style-name="T9"><text:s/>– </text:span><text:span text:style-name="T9"><text:a xlink:href="http://twitter.com/dirkriehle" xlink:type="simple">@dirkriehle</text:a></text:span></text:p>
            <text:p text:style-name="P2"><text:span text:style-name="T9"/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2" draw:text-style-name="P11" draw:layer="layout" svg:width="18cm" svg:height="13.5cm" svg:x="1.5cm" svg:y="15cm" presentation:class="notes">
            <draw:text-box>
              <text:p><text:span text:style-name="T10"><text:s/></text:span></text:p>
            </draw:text-box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 text:style-name="P12">Legal Notices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13">Licenc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3">Copyright</text:p>
                <text:list>
                  <text:list-item>
                    <text:p text:style-name="P14">© 202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02T11:54:15.731666850</meta:creation-date>
    <meta:editing-duration>PT16H26M4S</meta:editing-duration>
    <meta:editing-cycles>21</meta:editing-cycles>
    <meta:generator>LibreOffice/7.2.1.2$Linux_X86_64 LibreOffice_project/2c9f9a7aa7c967a1b7ec3448959cff87b32f6580</meta:generator>
    <dc:date>2021-10-05T17:38:06.314836722</dc:date>
    <dc:creator>Dirk Riehle</dc:creator>
    <meta:document-statistic meta:object-count="98"/>
  </office:meta>
</office:document-meta>
</file>